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1.2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eeeee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ce3"/>
        <table:table-row table:style-name="ro1">
          <table:table-cell/>
          <table:table-cell table:style-name="Default" office:value-type="string" calcext:value-type="string">
            <text:p>Pol</text:p>
          </table:table-cell>
          <table:table-cell table:style-name="Default" office:value-type="string" calcext:value-type="string">
            <text:p>Rasa</text:p>
          </table:table-cell>
          <table:table-cell table:style-name="Default" office:value-type="string" calcext:value-type="string">
            <text:p>Rucak</text:p>
          </table:table-cell>
          <table:table-cell table:style-name="Default" office:value-type="string" calcext:value-type="string">
            <text:p>Priprema</text:p>
          </table:table-cell>
          <table:table-cell table:style-name="Default" office:value-type="string" calcext:value-type="string">
            <text:p>Matematika</text:p>
          </table:table-cell>
          <table:table-cell table:style-name="Default" office:value-type="string" calcext:value-type="string">
            <text:p>Citanje</text:p>
          </table:table-cell>
          <table:table-cell table:style-name="Default" office:value-type="string" calcext:value-type="string">
            <text:p>Pisanje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4"/>
          <table:table-cell table:style-name="ce2" office:value-type="float" office:value="0.1679822" calcext:value-type="float">
            <text:p>0.1679822</text:p>
          </table:table-cell>
          <table:table-cell office:value-type="float" office:value="-0.2443126" calcext:value-type="float">
            <text:p>-0.2443126</text:p>
          </table:table-cell>
          <table:table-cell office:value-type="float" office:value="-0.3012249" calcext:value-type="float">
            <text:p>-0.3012249</text:p>
          </table:table-cell>
        </table:table-row>
        <table:table-row table:style-name="ro1">
          <table:table-cell office:value-type="string" calcext:value-type="string">
            <text:p>Rasa</text:p>
          </table:table-cell>
          <table:table-cell table:number-columns-repeated="4"/>
          <table:table-cell office:value-type="float" office:value="0.2164154" calcext:value-type="float">
            <text:p>0.2164154</text:p>
          </table:table-cell>
          <table:table-cell office:value-type="float" office:value="0.1452526" calcext:value-type="float">
            <text:p>0.1452526</text:p>
          </table:table-cell>
          <table:table-cell office:value-type="float" office:value="0.1656905" calcext:value-type="float">
            <text:p>0.1656905</text:p>
          </table:table-cell>
        </table:table-row>
        <table:table-row table:style-name="ro1">
          <table:table-cell office:value-type="string" calcext:value-type="string">
            <text:p>Rucak</text:p>
          </table:table-cell>
          <table:table-cell table:number-columns-repeated="4"/>
          <table:table-cell office:value-type="float" office:value="0.3508766" calcext:value-type="float">
            <text:p>0.3508766</text:p>
          </table:table-cell>
          <table:table-cell office:value-type="float" office:value="0.2295603" calcext:value-type="float">
            <text:p>0.2295603</text:p>
          </table:table-cell>
          <table:table-cell office:value-type="float" office:value="0.2457687" calcext:value-type="float">
            <text:p>0.2457687</text:p>
          </table:table-cell>
        </table:table-row>
        <table:table-row table:style-name="ro1">
          <table:table-cell office:value-type="string" calcext:value-type="string">
            <text:p>Priprema</text:p>
          </table:table-cell>
          <table:table-cell table:number-columns-repeated="4"/>
          <table:table-cell office:value-type="float" office:value="0.1777025" calcext:value-type="float">
            <text:p>0.1777025</text:p>
          </table:table-cell>
          <table:table-cell office:value-type="float" office:value="0.2417804" calcext:value-type="float">
            <text:p>0.2417804</text:p>
          </table:table-cell>
          <table:table-cell office:value-type="float" office:value="0.3129463" calcext:value-type="float">
            <text:p>0.3129463</text:p>
          </table:table-cell>
        </table:table-row>
        <table:table-row table:style-name="ro1">
          <table:table-cell office:value-type="string" calcext:value-type="string">
            <text:p>Matematika</text:p>
          </table:table-cell>
          <table:table-cell table:style-name="ce2" office:value-type="float" office:value="0.1679822" calcext:value-type="float">
            <text:p>0.1679822</text:p>
          </table:table-cell>
          <table:table-cell table:style-name="ce3" office:value-type="float" office:value="0.2164154" calcext:value-type="float">
            <text:p>0.2164154</text:p>
          </table:table-cell>
          <table:table-cell table:style-name="ce3" office:value-type="float" office:value="0.3508766" calcext:value-type="float">
            <text:p>0.3508766</text:p>
          </table:table-cell>
          <table:table-cell table:style-name="ce3" office:value-type="float" office:value="0.1777025" calcext:value-type="float">
            <text:p>0.177702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8175797" calcext:value-type="float">
            <text:p>0.8175797</text:p>
          </table:table-cell>
          <table:table-cell office:value-type="float" office:value="0.802642" calcext:value-type="float">
            <text:p>0.802642</text:p>
          </table:table-cell>
        </table:table-row>
        <table:table-row table:style-name="ro1">
          <table:table-cell office:value-type="string" calcext:value-type="string">
            <text:p>Citanje</text:p>
          </table:table-cell>
          <table:table-cell table:style-name="ce3" office:value-type="float" office:value="-0.2443126" calcext:value-type="float">
            <text:p>-0.2443126</text:p>
          </table:table-cell>
          <table:table-cell table:style-name="ce3" office:value-type="float" office:value="0.1452526" calcext:value-type="float">
            <text:p>0.1452526</text:p>
          </table:table-cell>
          <table:table-cell table:style-name="ce3" office:value-type="float" office:value="0.2295603" calcext:value-type="float">
            <text:p>0.2295603</text:p>
          </table:table-cell>
          <table:table-cell table:style-name="ce3" office:value-type="float" office:value="0.2417804" calcext:value-type="float">
            <text:p>0.2417804</text:p>
          </table:table-cell>
          <table:table-cell office:value-type="float" office:value="0.8175797" calcext:value-type="float">
            <text:p>0.8175797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9545981" calcext:value-type="float">
            <text:p>0.9545981</text:p>
          </table:table-cell>
        </table:table-row>
        <table:table-row table:style-name="ro1">
          <table:table-cell office:value-type="string" calcext:value-type="string">
            <text:p>Pisanje</text:p>
          </table:table-cell>
          <table:table-cell table:style-name="ce3" office:value-type="float" office:value="-0.3012249" calcext:value-type="float">
            <text:p>-0.3012249</text:p>
          </table:table-cell>
          <table:table-cell table:style-name="ce3" office:value-type="float" office:value="0.1656905" calcext:value-type="float">
            <text:p>0.1656905</text:p>
          </table:table-cell>
          <table:table-cell table:style-name="ce3" office:value-type="float" office:value="0.2457687" calcext:value-type="float">
            <text:p>0.2457687</text:p>
          </table:table-cell>
          <table:table-cell table:style-name="ce3" office:value-type="float" office:value="0.3129463" calcext:value-type="float">
            <text:p>0.3129463</text:p>
          </table:table-cell>
          <table:table-cell office:value-type="float" office:value="0.802642" calcext:value-type="float">
            <text:p>0.802642</text:p>
          </table:table-cell>
          <table:table-cell office:value-type="float" office:value="0.9545981" calcext:value-type="float">
            <text:p>0.9545981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17:37.923942478</meta:creation-date>
    <dc:date>2019-02-24T15:33:20.967823501</dc:date>
    <meta:editing-duration>PT5M32S</meta:editing-duration>
    <meta:editing-cycles>2</meta:editing-cycles>
    <meta:generator>LibreOffice/6.1.4.2$Linux_X86_64 LibreOffice_project/10$Build-2</meta:generator>
    <meta:document-statistic meta:table-count="1" meta:cell-count="47" meta:object-count="0"/>
  </office:meta>
</office:document-meta>
</file>